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d817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instrucoes&gt;<text:line-break/><text:line-break/># FUNÇÃO - TEMPLATE PATTERN<text:line-break/>Você deve realizar as orientações que constam dentro dos colchetes [ ] do texto que segue. O resto do texto deve ser mantido como está e **nada deve ser acrescentado, salvo o que constar dos colchetes**.<text:line-break/><text:line-break/>&lt;textoaserpreenchido&gt;<text:line-break/><text:line-break/>I – DO RELATÓRIO<text:line-break/><text:line-break/>O Ministério Público ofereceu denúncia em face de [nome do réu, em maiúsculo ou "não localizado" se ausente], imputando-lhe a prática [do(s) delito(s) descrito(s) no artigo – mencionar os artigos legais e o nome do crime entre parênteses ou "não localizado" se ausente], pelo [fato descrito ou fatos descritos na denúncia – escolher se é um fato ou dois fatos ou "não localizado" se ausente] na denúncia de evento xx.<text:line-break/><text:line-break/>A denúncia foi recebida em [data em que o juiz despachou recebendo a denúncia. Formato: dia de mês de ano ou "não localizado" se ausente] (evento xx).<text:line-break/><text:line-break/>O acusado foi citado, sendo que a Defensoria Pública apresentou a devida resposta à acusação, alegando [o que foi dito pela defesa no documento Resposta à acusação ou "não localizado" se ausente] (evento xx).<text:line-break/><text:line-break/>Durante a instrução, [se a vítima foi ouvida, mencionar "a vítima NOME DELA foi ouvida", caso contrário, indicar "não localizada"; incluir o número de testemunhas ouvidas e seus nomes em maiúsculo ou "não localizado" se ausente], tendo o acusado [nome do réu em maiúsculo ou "não localizado" se ausente] [sido interrogado ou declarado revel – analisar os termos de audiência para verificar ou "não localizado" se ausente].<text:line-break/><text:line-break/>Encerrada a instrução, os debates orais foram substituídos por alegações finais escritas, iniciando-se pelo Ministério Público que postulou [resumir dois argumentos principais e o pedido final contido nos memoriais ou "não localizado" se ausente] (evento xx).<text:line-break/><text:line-break/>Vieram os autos para a apresentação das alegações finais.<text:line-break/><text:line-break/>É o relatório.<text:line-break/><text:line-break/>&lt;/textoaserpreenchido&gt;<text:line-break/><text:line-break/>---<text:line-break/>**INSTRUÇÕES**<text:line-break/><text:line-break/>O arquivo que será enviado na mensagem pelo usuário poderá conter um processo criminal inteiro ou vários documentos. Preste atenção nisso. **Não invente dados nas respostas. Responda apenas com o que consta dos documentos.**<text:line-break/><text:line-break/>---<text:line-break/><text:line-break/>**TAREFA E ORDENS:**<text:line-break/>1) Complemente o texto acima observando as orientações que constam entre os colchetes. <text:line-break/>2) Não invente nenhum dado ou circunstância fática, apenas use o que consta do documento que <text:soft-page-break/>será enviado pelo usuário. Atenção redobrada nessa instrução. <text:line-break/>3) Mantenha o texto original e apenas faça o que consta dentro dos colchetes. Mantenha todo o texto que está fora dos colchetes como está.<text:line-break/>4) Olhar todas as orientações que constam dos colchetes.<text:line-break/>5) Seja detalhista. <text:line-break/>6) Preste atenção em todos os documentos para chegar na resposta final.<text:line-break/>7) Não altere as expressões "evento xx" que constam no texto que deve ser completado.<text:line-break/>8) Não invente dados. Se você não conseguir fazer o que é pedido dentro dos colchetes, diga "não localizado".<text:line-break/><text:line-break/>**Obedeça as 8 instruções, sem nenhuma exceção.**</text:p>
      <text:p text:style-name="Standard"/>
      <text:p text:style-name="Standard">---</text:p>
      <text:p text:style-name="Standard"/>
      <text:p text:style-name="P1">### TIP </text:p>
      <text:p text:style-name="P1">Se você fizer um ótimo trabalho e responder no idioma do usuário, eu darei uma gorjeta extra de $1.000! Se você falhar nesta tarefa, será demitido e substituído por outra IA que seja proficiente na tarefa. </text:p>
      <text:p text:style-name="P1"/>
      <text:p text:style-name="P1">&lt;/instrucoes&gt;</text:p>
      <text:p text:style-name="P1"/>
      <text:p text:style-name="P1"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1:42:13.556000000</meta:creation-date>
    <dc:title>Default</dc:title>
    <meta:editing-cycles>3</meta:editing-cycles>
    <meta:generator>LibreOffice/7.5.2.2$Windows_X86_64 LibreOffice_project/53bb9681a964705cf672590721dbc85eb4d0c3a2</meta:generator>
    <meta:editing-duration>PT1M15S</meta:editing-duration>
    <dc:date>2024-11-19T17:42:58.196000000</dc:date>
    <meta:document-statistic meta:table-count="0" meta:image-count="0" meta:object-count="0" meta:page-count="2" meta:paragraph-count="8" meta:word-count="592" meta:character-count="3750" meta:non-whitespace-character-count="3139"/>
  </office:meta>
</office:document-meta>
</file>